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139500"/>
    </style:style>
    <style:style style:name="P4" style:family="paragraph" style:parent-style-name="Text_20_body">
      <style:text-properties officeooo:paragraph-rsid="0013e579"/>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T1" style:family="text">
      <style:text-properties fo:font-style="italic"/>
    </style:style>
    <style:style style:name="T2" style:family="text">
      <style:text-properties style:font-name="sans-serif"/>
    </style:style>
    <style:style style:name="T3" style:family="text">
      <style:text-properties officeooo:rsid="00139500"/>
    </style:style>
    <style:style style:name="T4" style:family="text">
      <style:text-properties officeooo:rsid="0013e57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iskussionen om prekariatet fick ny fart efter Guy Standings bok kom ut 2013. Det är bra då den visar på nya klasstrukturer. Gemensamt för de som tillhör prekariatet, grovt sett, är att de saknar den trygghet som vi har tagit för given i ett socialliberalt samhälle. Nu är det naturligtvis fortfarande enorma skillnader mellan de grupper som menas tillhöra prekariatet, och av den anledningen kan jag tycka att begreppet också är problematiskt.</text:p>
      <text:p text:style-name="P3"><text:span text:style-name="T3">Anställningstrygghet är rimligtvis en trygghet men också ett ansvar. Som anställd måste jag följa de regler som gäller för att få ta del av tryggheten att vara just anställd. </text:span>Jag har dock nyligen haft några erfarenheter i mitt yrkesliv som gör att jag ställer mig frågan vad just anställningstrygghet <text:span text:style-name="T3">egentligen </text:span>betyder <text:span text:style-name="T3">på mitt område</text:span>. Jag har inte tidigare haft anledning att fundera över det. Jag har trivts bra med den frihet mina frilansuppdrag och mina tillfälliga anställningar har gett mig, och gör i princip det fortfarande. Men när jag fick möjligheten att utveckla mina kompetenser och <text:span text:style-name="T3">utveckla mitt biträdande lektorat genom att </text:span>söka om befordran till en tillsvidareanställning <text:span text:style-name="T3">som lektor </text:span>så tyckte jag ändå att det kändes väldigt bra. Vid det här laget hade jag haft tillfälliga anställningar hos samma arbetsgivare, Musikhögskolan i Malmö som tillhör Lunds universitet, i femton år utan avbrott. Allt mellan 20-100% i omfattning och på många olika positioner, ibland begränsat till sex månader, ibland upp till två år.</text:p>
      <text:p text:style-name="Text_20_body">Forskaravdelningen där jag arbetade de sista 6 åren utvecklades snabbt och vi gick från några få doktorander till fem, sex. Likaså utvecklades examensarbetena på grundutbildningen och behovet av konstnärligt kompetenta handledare var stort. Vi, <text:span text:style-name="T3">jag och min kollega,</text:span> sökte och fick mycket externa medel till forskning. Vi anordnade internationella konferenser och festivaler och <text:span text:style-name="T3">2014-2015 </text:span>arbetade <text:span text:style-name="T3">vi </text:span>med att utveckla forskarutbildningen. Under de här åren meriterade jag mig och blev 2014 den första konstnärliga docenten i musik i Sverige. Samtidigt med det blev min ansökan om befordran till tillsvidareanställd lektor godkänd och samma år hade jag också blivit sakkunniggranskad som professor.</text:p>
      <text:p text:style-name="Text_20_body">Några veckor efter min befordran blev jag varslad om uppsägning som efter några månaders förhandlande gick igenom. Jag måste ha slagit något slags rekord när jag inom mindre än en månad blev befordrad till lektor, docentmeriterad och uppsagd. Innan min uppsägning var underskriven hade jag fått ett nytt jobb så min personliga situation var inte ett problem. Kanske kan man t.o.m. säga att det var dags för mig att flytta vidare.</text:p>
      <text:p text:style-name="P4">Vi var två, de enda två disputerade på det konstnärliga området, som blev uppsagda samtidigt. <text:span text:style-name="T4">Min fråga är hur man kan motivera att den enda formella kompetensen sägs upp i ett ämne som befinner sig i stark utveckling, där det finns en strategisk avsikt att konstnuerligt ta in nya doktorander och ett behov att ta hand om de som finns.</text:span></text:p>
      <text:p text:style-name="P4">Men lyfter man blicken från min personliga situation till situationen på Musikhögskolan i Malmö, som kanske kan överföras till vilken universitetsinstitution som helst, så framstår en <text:span text:style-name="T3">bild där den kompetens </text:span>. De här punkterna sammanfattar det som jag uppfattar som mest problematiskt i processen:</text:p>
      <text:p text:style-name="Text_20_body"/>
      <text:list xml:id="list7281766174161316568" text:style-name="L1">
        <text:list-item>
          <text:p text:style-name="P5">Uppsägningen görs utan att de studenter och doktorander som drabbas av den informeras, dvs konsekvensanalysen innefattar inte utbildningen. </text:p>
        </text:list-item>
        <text:list-item>
          <text:p text:style-name="P5">En anledning till det ekonomiska underskottet, som är grunden till uppsägningen, är stor <text:soft-page-break/>undertid på <text:span text:style-name="T1">andra</text:span> ämnesområden. </text:p>
        </text:list-item>
        <text:list-item>
          <text:p text:style-name="P5">Uppsägningen görs med hänvisning till arbetsbrist (ekonomi) samtidigt som ledningen tar fram en strategisk plan som anger att antalet doktorander ska ökas, en professor i ämnet ska rekryteras och till "institutionen knyta konstnärligt [...] högt meriterade och forskningsmässigt innovativa forskare".</text:p>
        </text:list-item>
        <text:list-item>
          <text:p text:style-name="P5">Uppsägningen görs som en besparingsåtgärd trots att de två som sägs upp har dragit in väsentliga summor externa medel och är de enda som med trovärdighet kan argumentera för ökade medelstilldelningar för forskning från universitetet och departement. </text:p>
        </text:list-item>
        <text:list-item>
          <text:p text:style-name="P5">Ledningen på institutionen, som tar beslut om uppsägningen har ingen inblick i forskningsmiljön, dess behov eller det arbete som de uppsagda genomförde. Arbetsledningen på området var obefintlig (tidplaner och medarbetarsamtal saknas i stort).  </text:p>
        </text:list-item>
        <text:list-item>
          <text:p text:style-name="P5">Konstnärliga fakultetens målsättning (genom beslut) är att alla huvudhandledare på det konstnärliga området ska uppfylla kravet på docentkompetens och högskolepedagogisk utbildning. De enda lärare med denna kompetens blir nu uppsagda. </text:p>
        </text:list-item>
        <text:list-item>
          <text:p text:style-name="P1">Som motivation till uppsägningen anges att man lägger ner ämnet "konstnärlig forskning i musik med inriktning mot improvisation" trots att detta är den ämnesansvarigas (som inte blir uppsagd) och tre doktoranders inriktning.  </text:p>
        </text:list-item>
      </text:list>
      <text:p text:style-name="Text_20_body"/>
      <text:p text:style-name="Text_20_body">Den kanske mest problematiska aspekten här är att lärarens funktion eller nytta på arbetsplatsen inte verkar ses i relation till studenternas behov, utan till ledningens syn på vad som är viktigt. Att säga upp de enda två behöriga handledarna i ämnesområdet samtidigt som man utökar med fler doktorander och kraven på examensarbetena ökar känns inte genomtänkt. En obekräftad misstanke uppstår här att det skulle vara äldre lärare med fasta tjänster, men med undertid, som ska fylla upp sin arbetstid med den handledning de uppsagda genomfört. Med andra ord skulle man då ha skapat en informell turordningslista där de med längst tillsvidareanställning bakom sig skonas från besparingar framför de med nyast tillsvidareanställning. Samtidigt har man ansträngt sig hårt för att skapa en formell turordningslista som bara består av de två personer som sägs upp.</text:p>
      <text:p text:style-name="Text_20_body"/>
      <text:p text:style-name="Text_20_body">Genom förfarandet visar man med all önskvärd tydlighet att vidareutbildning och meritering inte lönar sig. En av de huvudsakliga anledningarna till det stora underskottet på Musikhögskolan i Malmö är de många befordringar som gjorts. Endast ett fåtal utifrån formell vidareutbildning eller disputation (disputation ska inte vara ett krav för en konstnärlig professor, men i dagsläget har inte institutionen en enda konstnärligt disputerad lärare). En institution som alltså redan har för få disputerade/docenter gör sig av med de enda två i lärarkåren som är  disputerade på det konstnärliga området, varav en också är docent.</text:p>
      <text:p text:style-name="Text_20_body"/>
      <text:p text:style-name="Text_20_body">Mot denna bakgrund tycker jag att det är rimligt att ställa sig två frågor:</text:p>
      <text:list xml:id="list3733695452901169395" text:style-name="L2">
        <text:list-item>
          <text:p text:style-name="P6">Vilken roll har egentligen ett begrepp som anställningstrygghet i den här kontexten? </text:p>
        </text:list-item>
        <text:list-item>
          <text:p text:style-name="P2"><text:span text:style-name="T2">Jag hade bra kontakt med min fackrepresentant men jag är som sagt förbryllad över det begränsade handlingsutrymme som fanns. Vilken roll spelar egentligen facket när arbetsgivarens möjligheter att göra som den </text:span><text:soft-page-break/><text:span text:style-name="T2">vill är så stor?</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Frisk</meta:initial-creator>
    <meta:creation-date>2016-03-02T09:54:51.276117072</meta:creation-date>
    <dc:date>2016-03-02T10:15:13.163176233</dc:date>
    <dc:creator>Henrik Frisk</dc:creator>
    <meta:editing-duration>PT5M10S</meta:editing-duration>
    <meta:editing-cycles>1</meta:editing-cycles>
    <meta:document-statistic meta:table-count="0" meta:image-count="0" meta:object-count="0" meta:page-count="3" meta:paragraph-count="18" meta:word-count="1013" meta:character-count="6637" meta:non-whitespace-character-count="5640"/>
    <meta:generator>LibreOffice/4.4.7.2$Linux_X86_64 LibreOffice_project/40$Build-2</meta:generator>
  </office:meta>
</office:document-meta>
</file>